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0bfb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0bfb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شْرۣ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8926_137492880"/><text:span text:style-name="T3"> </text:span><text:span text:style-name="T2">سَبَّحَ لِلهِ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هُوَ </text:span><text:span text:style-name="T5">۰ﻟ</text:span><text:span text:style-name="T2">ـذِىٓ أَخْرَجَ </text:span><text:span text:style-name="T5">۰</text:span><text:span text:style-name="T2">لذِينَ كَفَرُواْ مِــنَ اَهْلِ </text:span><text:span text:style-name="T5">۱</text:span><text:span text:style-name="T2">لْكِتَـٰبِ مِــن دِيۭـٰرۣهِمْ لَأِوَّلِ </text:span><text:span text:style-name="T5">۱</text:span><text:span text:style-name="T2">لْحَشْرۣؐ مَا ظَنَنتُمُ; أَنْ يَّخْرُجُواْؐ وَظَنُّوٓاْ أَنَّهُم مَّانِعَتُهُمْ حُصُونُهُم مِّــنَ </text:span><text:span text:style-name="T5">۰</text:span><text:span text:style-name="T2">للَّهِؐ فَأَتۭيٰهُمُ </text:span><text:span text:style-name="T5">۴</text:span><text:span text:style-name="T2">للَّهُ مِــنْ حَيْثُ لَمْ يَحْتَسِبُواْؐ ® وَقَذَفَ فِى قُلُوبِهِمُ </text:span><text:span text:style-name="T5">۴</text:span><text:span text:style-name="T2">لرُّعْبَؐ يُخْرۣبُونَ بُيُوتَهُم بِأَيْدِيهِمْ وَأَيْدِى </text:span><text:span text:style-name="T5">۱</text:span><text:span text:style-name="T2">لْمُومِنِينَؐ فَاعْتَبِرُواْ يَـٰٓٱُوْلِى </text:span><text:span text:style-name="T5">۱</text:span><text:span text:style-name="T2">لاَبْصۭـٰرۣؐ </text:span><text:span text:style-name="T3">(2)</text:span><text:span text:style-name="T2"> وَلَوْلآَ أَننن كَتَبَ </text:span><text:span text:style-name="T5">۰</text:span><text:span text:style-name="T2">للَّهُ عَلَيْهِمُ </text:span><text:span text:style-name="T5">۴</text:span><text:span text:style-name="T2">لْجَلآَءَ لَعَذَّبَهُمْ فِى </text:span><text:span text:style-name="T5">۱</text:span><text:span text:style-name="T2">لدُّنْيۭاؐ وَلَهُمْ فِى </text:span><text:span text:style-name="T5">۱</text:span><text:span text:style-name="T2">لاَخِرَةِ عَذَابُ </text:span><text:span text:style-name="T5">۴</text:span><text:span text:style-name="T2">لنّۭارۣؐ </text:span><text:span text:style-name="T3">(3)</text:span><text:span text:style-name="T2"> ذَ؛لِــكَ بِأَنَّهُمْ شَآقُّواْ </text:span><text:span text:style-name="T5">۴</text:span><text:span text:style-name="T2">للَّهَ وَرَسُولَهُؐ, وَمَنْ يُّشَآقِّ </text:span><text:span text:style-name="T5">۱</text:span><text:span text:style-name="T2">للَّهَ فَإِنَّ </text:span><text:span text:style-name="T5">۰</text:span><text:span text:style-name="T2">للَّهَ شَدِيدُ </text:span><text:span text:style-name="T5">۴</text:span><text:span text:style-name="T2">لْعِقَابِؐ </text:span><text:span text:style-name="T3">(4)</text:span><text:span text:style-name="T2"> مَا قَطَعْتُم مِّن لِّينَةٖ اَوْ تَرَكْتُمُوهَا قَآئِمَةٗ عَلَــيٰٓ ٱُصُولِهَا فَبِإِذْنِ </text:span><text:span text:style-name="T5">۱</text:span><text:span text:style-name="T2">للَّهِ وَڤِيُخْزۣيَ </text:span><text:span text:style-name="T5">۰</text:span><text:span text:style-name="T2">لْفَـٰسِقِينَؐ </text:span><text:span text:style-name="T3">(5)</text:span><text:span text:style-name="T2"> وَمَآ أَفَآءَ </text:span><text:span text:style-name="T5">۰</text:span><text:span text:style-name="T2">للَّهُ عَلَيٰ رَسُولِهِ” مِنْهُمْ فَمَآ أَوْجَفْتُمْ عَلَيْهِ مِــنْ خَيْلٍ وَلاَ رۣكَابٍؐ وَچَكِــنَّ </text:span><text:span text:style-name="T5">۰</text:span><text:span text:style-name="T2">للَّهَ يُسَلِّطُ رُسُلَهُ„ عَلَيٰ مَنْ يَّشَآءُؐ وَاللَّهُ عَلَــيٰ كُلِّ شَيْءٍ قَدِيرٌؐ </text:span><text:span text:style-name="T3">(6)</text:span><text:span text:style-name="T2"> مَّآ أَفَآءَ </text:span><text:span text:style-name="T5">۰</text:span><text:span text:style-name="T2">للَّهُ عَلَيٰ رَسُولِهِ” مِــنَ اَهْـلِ </text:span><text:span text:style-name="T5">۱</text:span><text:span text:style-name="T2">لْقُرۭيٰ فَلِلهِ وَلِلرَّسُولِ وَلِذِى </text:span><text:span text:style-name="T5">۱</text:span><text:span text:style-name="T2">لْقُرْبۭيٰ وَالْيَتَـٰمۭيٰ وَالْمَسَـٰكِينِ وَابْـنِ </text:span><text:span text:style-name="T5">۱</text:span><text:span text:style-name="T2">لسَّبِيلِ كَىْ لاَ يَكُونَ دُولَةَۢ بَيْــنَ </text:span><text:span text:style-name="T5">۰</text:span><text:span text:style-name="T2">لاَغْنِيَآءِ مِنكُمْؐ وَمَآ ءَاتۭيٰكُمُ </text:span><text:span text:style-name="T5">۴</text:span><text:span text:style-name="T2">لرَّسُولُ فَخُذُوهُؐ وَمَا نَهۭيٰكُمْ عَنْهُ فَانتَهُواْؐ وَاتَّقُواْ </text:span><text:span text:style-name="T5">۴</text:span><text:span text:style-name="T2">للَّهَؐ إِنَّ </text:span><text:span text:style-name="T5">۰</text:span><text:span text:style-name="T2">للَّهَ شَدِيدُ </text:span><text:span text:style-name="T5">۴</text:span><text:span text:style-name="T2">لْعِقَابِؐ </text:span><text:span text:style-name="T3">(7)</text:span><text:span text:style-name="T2"> لِلْفُقَرَآءِ </text:span><text:span text:style-name="T5">۱</text:span><text:span text:style-name="T2">ڤْمُهَـٰجِرۣيــنَ </text:span><text:span text:style-name="T5">۰</text:span><text:span text:style-name="T2">لذِينَ ٱُخْرۣجُواْ مِــن دِيۭـٰرۣهِمْ وَأَمْوَ؛لِهِمْ يَبْتَغُونَ فَضْلًا مِّــنَ </text:span><text:span text:style-name="T5">۰</text:span><text:span text:style-name="T2">للَّهِ وَرۣضْوَ؛ناً وَيَنصُرُونَ </text:span><text:span text:style-name="T5">۰</text:span><text:span text:style-name="T2">للَّهَ وَرَسُولَهُؐ; ٱُوْلَئِــكَ هُمُ </text:span><text:span text:style-name="T5">۴</text:span><text:span text:style-name="T2">لصَّـٰدِقُونَؐ </text:span><text:span text:style-name="T3">(8)</text:span><text:span text:style-name="T2"> وَالذِينَ تَبَوَّءُو </text:span><text:span text:style-name="T5">۴</text:span><text:span text:style-name="T2">لدَّارَ وَالِايمَـٰنَ مِن قَبْلِهِمْ يُحِبُّونَ مَــنْ </text:span><text:soft-page-break/><text:span text:style-name="T2">هَاجَرَ إِلَيْهِمْ وَلاَ يَجِدُونَ فِى صُدُورۣهِمْ حَاجَةً مِّمَّآ ٱُوتُواْ وَيُوثِرُونَ عَلَــيٰٓ أَنفُسِهِمْ وَلَوْ كَانَ بِهِمْ خَصَاصَةٌؐ وَمَنْ يُّوقَ شُحَّ نَفْسِهِ” فَٱُوْلَئِــكَ هُمُ </text:span><text:span text:style-name="T5">۴</text:span><text:span text:style-name="T2">ڤْمُفْڤِحُونَؐ </text:span><text:span text:style-name="T3">(9)</text:span><text:span text:style-name="T2"> وَالذِيــنَ جَآءُو مِـنۢ بَعْدِهِمْ يَقُولُونَ رَبَّنَا "غْفِرْ لَنَا وَلِإِخْوَ؛نِنَا </text:span><text:span text:style-name="T5">۰</text:span><text:span text:style-name="T2">لذِيــنَ سَبَقُونَا بِالِايمَـٰنِ وَلاَ تَجْعَلْ فِى قُلُوبِنَا غِلًاّ لِّلذِيــنَ ءَامَنُواْؐ رَبَّنَآ إِنَّــكَ رَءُوفٌ رَّحِيم٘ؐ </text:span><text:span text:style-name="T3">(10)</text:span><text:span text:style-name="T2"> ¥ اَلَمْ تَرَ إِلَي </text:span><text:span text:style-name="T5">۰</text:span><text:span text:style-name="T2">لذِيــنَ نَافَقُواْ يَقُولُونَ لِإِخْوَ؛نِهِمُ </text:span><text:span text:style-name="T5">۴</text:span><text:span text:style-name="T2">لذِيــنَ كَفَرُواْ مِنَ اَهْلِ </text:span><text:span text:style-name="T5">۱</text:span><text:span text:style-name="T2">لْكِتَـٰبِ لَـئِــنُ </text:span><text:span text:style-name="T5">۷</text:span><text:span text:style-name="T2">خْرۣجْتُمْ ڤَنَخْرُجَــنَّ مَعَكُمْ وَلاَ نُطِيعُ فِيكُمُ; أَحَداٗ اَبَداً وَإِن قُوتِلْتُمْ لَنَنصُرَنَّكُمْؐ وَاللَّهُ يَشْهَدُ إِنَّهُمْ لَكَـٰذِبُونَؐ </text:span><text:span text:style-name="T3">(11)</text:span><text:span text:style-name="T2"> لَـئِــنُ </text:span><text:span text:style-name="T5">۷</text:span><text:span text:style-name="T2">خْرۣجُواْ لاَ يَخْرُجُونَ مَعَهُمْؐ وَلَئِن قُوتِلُواْ لاَ يَنصُرُونَهُمْؐ وَلَـئِــن نَّصَرُوهُمْ لَيُوَلُّنَّ </text:span><text:span text:style-name="T5">۰</text:span><text:span text:style-name="T2">لاَدْبَـٰرَ ثُمَّ لاَ يُنصَرُونَؐ </text:span><text:span text:style-name="T3">(12)</text:span><text:span text:style-name="T2"> لَأَنتُمُ; أَشَدُّ رَهْبَةً فِى صُدُورۣهِم مِّــنَ </text:span><text:span text:style-name="T5">۰</text:span><text:span text:style-name="T2">للَّهِؐ ذَ؛لِــكَ بِأَنَّهُمْ قَوْمٌ لاَّ يَفْقَهُونَؐ </text:span><text:span text:style-name="T3">(13)</text:span><text:span text:style-name="T2"> لاَ يُقَـٰتِلُونَكُمْ جَمِيعاٗ اِلاَّ فِى قُريً مُّحَصَّنَةٖ اَوْ مِنْ وَّرَآءِ جُدُرٙؐ بَأْسُهُم بَيْنَهُمْ شَدِيدٌؐ تَحْسِبُهُمْ جَمِيعاً وَقُلُوبُهُمْ شَتّۭيٰؐ ذَ؛لِــكَ بِأَنَّهُمْ قَوْمٌ لاَّ يَعْقِلُونَؐ </text:span><text:span text:style-name="T3">(14)</text:span><text:span text:style-name="T2"> كَمَثَلِ </text:span><text:span text:style-name="T5">۱</text:span><text:span text:style-name="T2">لذِينَ مِــن قَبْلِهِمْ قَرۣيباًؐ ذَاقُواْ وَبَالَ أَمْرۣهِمْؐ وَلَهُمْ عَذَاب٘ اَلِيمٌؐ </text:span><text:span text:style-name="T3">(15)</text:span><text:span text:style-name="T2"> كَمَثَـلِ </text:span><text:span text:style-name="T5">۱</text:span><text:span text:style-name="T2">لشَّيْطَـٰنِ إِذْ قَالَ لِلِانسَـٰنِ </text:span><text:span text:style-name="T5">۹</text:span><text:span text:style-name="T2">كْفُرْ فَلَمَّا كَفَرَ قَالَ إِنِّى بَرۣىٓءٌ مِّنــكَ إِنِّــيَ أَخَافُ </text:span><text:span text:style-name="T5">۴</text:span><text:span text:style-name="T2">للَّهَ رَبَّ </text:span><text:span text:style-name="T5">۰</text:span><text:span text:style-name="T2">لْعَـٰلَمِينَؐ </text:span><text:span text:style-name="T3">(16)</text:span><text:span text:style-name="T2"> فَكَانَ عَـٰقِبَتَهُمَآ أَنَّهُمَا فِى </text:span><text:span text:style-name="T5">۱</text:span><text:span text:style-name="T2">لنّۭارۣ خَالِدَيْنِ فِيهَاؐ وَذَ؛لِــكَ جَزَ×ؤُاْ </text:span><text:span text:style-name="T5">۴</text:span><text:span text:style-name="T2">لظَّـٰلِمِينَؐ </text:span><text:span text:style-name="T3">(17)</text:span><text:span text:style-name="T2"> يَـٰٓأَيُّهَا </text:span><text:span text:style-name="T5">۰</text:span><text:span text:style-name="T2">لذِيــنَ ءَامَنُواْ èتَّقُواْ </text:span><text:span text:style-name="T5">۴</text:span><text:span text:style-name="T2">للَّهَ وَلْتَنظُرْ نَفْــسٌ مَّا قَدَّمَتْ لِغَدٍؐ وَاتَّقُواْ </text:span><text:span text:style-name="T5">۴</text:span><text:span text:style-name="T2">للَّهَؐ إِنَّ </text:span><text:span text:style-name="T5">۰</text:span><text:span text:style-name="T2">للَّهَ خَبِيرٛ بِمَا تَعْمَلُونَؐ </text:span><text:span text:style-name="T3">(18)</text:span><text:span text:style-name="T2"> وَلاَ تَكُونُواْ كَالذِيــنَ نَسُواْ </text:span><text:span text:style-name="T5">۴</text:span><text:span text:style-name="T2">للَّهَ فَأَنسۭيٰهُمُ; أَنفُسَهُمُؐ; ٱُوْلَئِــكَ هُمُ </text:span><text:span text:style-name="T5">۴</text:span><text:span text:style-name="T2">لْفَـٰسِقُونَؐ </text:span><text:span text:style-name="T3">(19)</text:span><text:span text:style-name="T2"> لاَ </text:span><text:soft-page-break/><text:span text:style-name="T2">يَسْتَوۣىٓ أَصْحَـٰبُ </text:span><text:span text:style-name="T5">۴</text:span><text:span text:style-name="T2">لنّۭارۣ وَأَصْحَـٰبُ </text:span><text:span text:style-name="T5">۴</text:span><text:span text:style-name="T2">لْجَنَّةِؐ أَصْحَـٰبُ </text:span><text:span text:style-name="T5">۴</text:span><text:span text:style-name="T2">لْجَنَّةِ هُمُ </text:span><text:span text:style-name="T5">۴</text:span><text:span text:style-name="T2">لْفَآئِزُونَؐ </text:span><text:span text:style-name="T3">(20)</text:span><text:span text:style-name="T2"> لَوَ اَنزَلْنَا هَـٰذَا </text:span><text:span text:style-name="T5">۰</text:span><text:span text:style-name="T2">لْقُرْءَانَ عَلَيٰ جَبَلٍ لَّرَأَيْتَهُ„ خَـٰشِعاً مُّتَصَدِّعاً مِّــنْ خَشْيَةِ </text:span><text:span text:style-name="T5">۱</text:span><text:span text:style-name="T2">للَّهِؐ وَتِلْــكَ </text:span><text:span text:style-name="T5">۰</text:span><text:span text:style-name="T2">لاَمْثَـٰــلُ نَضْرۣبُهَا لِلنَّاسسسِ لَعَلَّهُمْ يَتَفَكَّرُونَؐ </text:span><text:span text:style-name="T3">(21)</text:span><text:span text:style-name="T2"> هُوَ </text:span><text:span text:style-name="T5">۰</text:span><text:span text:style-name="T2">للَّهُ </text:span><text:span text:style-name="T5">۴ﻟ﮲</text:span><text:span text:style-name="T2"> لآَ إِچَهَ إِلاَّ هُوَؐ عَـٰلِمُ </text:span><text:span text:style-name="T5">۴</text:span><text:span text:style-name="T2">لْغَيْبِ وَالشَّهَـٰدَةِؐ هُوَ </text:span><text:span text:style-name="T5">۰</text:span><text:span text:style-name="T2">لرَّحْمَـٰنُ </text:span><text:span text:style-name="T5">۴</text:span><text:span text:style-name="T2">لرَّحِيمُؐ </text:span><text:span text:style-name="T3">(22)</text:span><text:span text:style-name="T2"> هُوَ </text:span><text:span text:style-name="T5">۰</text:span><text:span text:style-name="T2">للَّهُ </text:span><text:span text:style-name="T5">۴ﻟ﮲</text:span><text:span text:style-name="T2"> لآَ إِچَهَ إِلاَّ هُوَ </text:span><text:span text:style-name="T5">۰</text:span><text:span text:style-name="T2">لْمَلِــكُ </text:span><text:span text:style-name="T5">۴</text:span><text:span text:style-name="T2">لْقُدُّوسسسُ </text:span><text:span text:style-name="T5">۴</text:span><text:span text:style-name="T2">لسَّچَمُ </text:span><text:span text:style-name="T5">۴</text:span><text:span text:style-name="T2">لْمُومِــنُ </text:span><text:span text:style-name="T5">۴</text:span><text:span text:style-name="T2">لْمُهَيْمِنُ </text:span><text:span text:style-name="T5">۴</text:span><text:span text:style-name="T2">لْعَزۣيزُ </text:span><text:span text:style-name="T5">۴</text:span><text:span text:style-name="T2">لْجَبَّارُ </text:span><text:span text:style-name="T5">۴</text:span><text:span text:style-name="T2">لْمُتَكَبِّرُؐ سُبْحَـٰــنَ </text:span><text:span text:style-name="T5">۰</text:span><text:span text:style-name="T2">للَّهِ عَمَّا يُشْرۣكُونَؐ </text:span><text:span text:style-name="T3">(23)</text:span><text:span text:style-name="T2"> هُوَ </text:span><text:span text:style-name="T5">۰</text:span><text:span text:style-name="T2">للَّهُ </text:span><text:span text:style-name="T5">۴</text:span><text:span text:style-name="T2">لْخَـٰلِقُ </text:span><text:span text:style-name="T5">۴</text:span><text:span text:style-name="T2">لْبَارۣىُٔ </text:span><text:span text:style-name="T5">۴</text:span><text:span text:style-name="T2">لْمُصَوّۣرُؐ لَهُ </text:span><text:span text:style-name="T5">۴</text:span><text:span text:style-name="T2">لاَسْمَآءُ </text:span><text:span text:style-name="T5">۴</text:span><text:span text:style-name="T2">لْحُسْنۭيٰؐ يُسَبِّحُ لَهُ„ مَا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 </text:span><text:span text:style-name="T3">(24)</text:span><text:span text:style-name="T2"> </text:span><text:bookmark-end text:name="__DdeLink__8926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9:40.901160477</meta:creation-date>
    <dc:date>2025-03-06T08:03:34.531712980</dc:date>
    <meta:editing-duration>PT4M17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77" meta:character-count="2689" meta:non-whitespace-character-count="2213"/>
  </office:meta>
</office:document-meta>
</file>